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llow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y]{1,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n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eiou]{1,2}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in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set,firs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[aeiou]{1,2})|(j[aeou]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set,fir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inset,fir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set,fir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ucleu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ucleu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nucleu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oda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da,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stmnc]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tdpkfg]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da,la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da,la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da,la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a,la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oda,last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7:10:20.251815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28:24.066612085</meta:creation-date>
    <dc:date>2016-04-14T17:58:27.134944071</dc:date>
    <meta:editing-duration>PT29M37S</meta:editing-duration>
    <meta:editing-cycles>19</meta:editing-cycles>
    <meta:generator>LibreOffice/4.2.8.2$Linux_X86_64 LibreOffice_project/420m0$Build-2</meta:generator>
    <meta:document-statistic meta:table-count="1" meta:cell-count="281" meta:object-count="0"/>
  </office:meta>
</office:document-meta>
</file>